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Arial" fo:font-size="11pt" fo:font-style="normal" style:text-underline-style="solid" style:text-underline-width="auto" style:text-underline-color="font-color" fo:font-weight="normal" style:font-size-asian="11pt" style:font-style-asian="normal" style:font-weight-asian="normal" style:font-size-complex="11pt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Arial" fo:font-size="11pt" fo:font-style="normal" style:text-underline-style="none" fo:font-weight="normal" style:font-size-asian="11pt" style:font-style-asian="normal" style:font-weight-asian="normal" style:font-size-complex="11pt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Arial" fo:font-size="11pt" style:font-size-asian="11pt" style:font-size-complex="11pt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1" style:family="text">
      <style:text-properties fo:font-style="normal" style:text-underline-style="none" fo:font-weight="normal" style:font-style-asian="normal" style:font-weight-asian="normal"/>
    </style:style>
    <style:style style:name="T2" style:family="text">
      <style:text-properties fo:font-style="normal" style:text-underline-style="none" fo:font-weight="normal" officeooo:rsid="001482a7" style:font-style-asian="normal" style:font-weight-asian="normal"/>
    </style:style>
    <style:style style:name="T3" style:family="text">
      <style:text-properties fo:font-style="normal" style:text-underline-style="none" fo:font-weight="normal" officeooo:rsid="00169d5e" style:font-style-asian="normal" style:font-weight-asian="normal"/>
    </style:style>
    <style:style style:name="T4" style:family="text">
      <style:text-properties fo:font-style="normal" style:text-underline-style="none" fo:font-weight="bold" style:font-style-asian="normal" style:font-weight-asian="bold"/>
    </style:style>
    <style:style style:name="T5" style:family="text">
      <style:text-properties fo:font-style="normal" style:text-underline-style="solid" style:text-underline-width="auto" style:text-underline-color="font-color" fo:font-weight="bold" style:font-style-asian="normal" style:font-weight-asian="bold"/>
    </style:style>
    <style:style style:name="T6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tidades:</text:p>
      <text:p text:style-name="P3"/>
      <text:p text:style-name="P4"><text:span text:style-name="T1">-Persona(</text:span><text:span text:style-name="T5">CI</text:span><text:span text:style-name="T1"> , Nombres{PrimerNombre, SegudoNombre}, Apellidos{PrimerApellido, SegundoApellido}, Genero, FechaNacimiento, Telefonos*, Mail, Direccion)</text:span></text:p>
      <text:p text:style-name="P3"/>
      <text:p text:style-name="P4"><text:span text:style-name="T1">-Cliente(</text:span><text:span text:style-name="T5">CI</text:span><text:span text:style-name="T4">, </text:span><text:span text:style-name="T1">FechaRegistro, Estado)</text:span></text:p>
      <text:p text:style-name="P3">CI -&gt; Persona</text:p>
      <text:p text:style-name="P3"/>
      <text:p text:style-name="P4"><text:span text:style-name="T1">-Empleado(</text:span><text:span text:style-name="T5">CI</text:span><text:span text:style-name="T1"> , Usuario, Contra, Tipo, Estado)</text:span></text:p>
      <text:p text:style-name="P3">CI -&gt; Persona</text:p>
      <text:p text:style-name="P3"/>
      <text:p text:style-name="P4"><text:span text:style-name="T1">-RegistroDeCambio(</text:span><text:span text:style-name="T5">Id</text:span><text:span text:style-name="T1">, CI, Sentencia, </text:span><text:span text:style-name="T2">Descripcion, </text:span><text:span text:style-name="T1">Cuando)</text:span></text:p>
      <text:p text:style-name="P3">CI -&gt; Empleado (R: Registra)</text:p>
      <text:p text:style-name="P3"/>
      <text:p text:style-name="P4"><text:span text:style-name="T1">-Reserva(</text:span><text:span text:style-name="T5">Id</text:span><text:span text:style-name="T1">, CI, Duracion {Inicio, Fin}, TipoDeIngreso, PrecioTotal, Estado, FormaDePago)</text:span></text:p>
      <text:p text:style-name="P3">CI -&gt; Cliente (R: Realizan)</text:p>
      <text:p text:style-name="P3"/>
      <text:p text:style-name="P4"><text:span text:style-name="T1">-Servicio(</text:span><text:span text:style-name="T5">Nombre</text:span><text:span text:style-name="T1">, Duracion, CapacidadMax, </text:span><text:span text:style-name="T3">Cantidad, </text:span><text:span text:style-name="T1">Precio)</text:span></text:p>
      <text:p text:style-name="P3"/>
      <text:p text:style-name="P4"><text:span text:style-name="T1">-Parametro(</text:span><text:span text:style-name="T5">Titulo</text:span><text:span text:style-name="T1">, Valor)</text:span></text:p>
      <text:p text:style-name="P3"/>
      <text:p text:style-name="P4"><text:span text:style-name="T5">Relaciones</text:span><text:span text:style-name="T1">:</text:span></text:p>
      <text:p text:style-name="P3"/>
      <text:p text:style-name="P4"><text:span text:style-name="T1">-Integran(</text:span><text:span text:style-name="T5">Id, CI</text:span><text:span text:style-name="T1">,TipoDeIngreso)</text:span></text:p>
      <text:p text:style-name="P3">Id -&gt; Reserva</text:p>
      <text:p text:style-name="P3">CI -&gt; Cliente</text:p>
      <text:p text:style-name="P3"/>
      <text:p text:style-name="P4"><text:span text:style-name="T1">-Contiene(</text:span><text:span text:style-name="T5">Id, Nombre</text:span><text:span text:style-name="T6">, Inico</text:span><text:span text:style-name="T1">, Fin, Estado, FormaDePago )</text:span></text:p>
      <text:p text:style-name="P3">Id -&gt; Reserva</text:p>
      <text:p text:style-name="P3">Nombre -&gt; Servicio</text:p>
      <text:p text:style-name="P3"/>
      <text:p text:style-name="P1">R.N.E:</text:p>
      <text:p text:style-name="P3"/>
      <text:p text:style-name="P2">Entidades:</text:p>
      <text:p text:style-name="P3">Personas.Genero = {"Masuculino", "'Femenino", "No Binario"}</text:p>
      <text:p text:style-name="P3">Personas.Cliente.Estado = {Activo, Inactivo}</text:p>
      <text:p text:style-name="P3">Personas.Empleado.Tipo = {"Gerente", "Administrativo"}</text:p>
      <text:p text:style-name="P3">Personas.Empleado.Estado = {Activo, Inactivo}</text:p>
      <text:p text:style-name="P3"/>
      <text:p text:style-name="P3">Reserva.Estado ={"Confirmada","No Confirmada", "Eliminada" ,"Cancelada", "Finalizada"}</text:p>
      <text:p text:style-name="P3">Reserva.FormaDePago = {"Credito", "Debito", "Contado"}</text:p>
      <text:p text:style-name="P3">Reserva.TipoDeIngreso = {"Normal", "Hospedado", "Pensionista o Jubilado"}</text:p>
      <text:p text:style-name="P3"/>
      <text:p text:style-name="P3">Servicio.FormaDePago = {"Credito", "<text:span text:style-name="T7">Debito</text:span>", "Contado"}</text:p>
      <text:p text:style-name="P3"/>
      <text:p text:style-name="P2">Relaciones:</text:p>
      <text:p text:style-name="P3">Contiene.Estado = {"Confirmada", "Cancelada", "Finalizada"}</text:p>
      <text:p text:style-name="P3"/>
      <text:p text:style-name="P3">Integran.TipoDeIngreso = {"Normal", "Hospedado", "Pensionista o Jubilado"}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UY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UY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16T13:27:13.183000000</dc:date>
    <meta:editing-duration>PT12M44S</meta:editing-duration>
    <meta:editing-cycles>5</meta:editing-cycles>
    <meta:generator>LibreOffice/7.1.3.2$Windows_X86_64 LibreOffice_project/47f78053abe362b9384784d31a6e56f8511eb1c1</meta:generator>
    <meta:document-statistic meta:table-count="0" meta:image-count="0" meta:object-count="0" meta:page-count="1" meta:paragraph-count="32" meta:word-count="136" meta:character-count="1333" meta:non-whitespace-character-count="1229"/>
  </office:meta>
</office:document-meta>
</file>